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92c" officeooo:paragraph-rsid="0000e92c"/>
    </style:style>
    <style:style style:name="P2" style:family="paragraph" style:parent-style-name="Standard">
      <style:text-properties officeooo:rsid="0000e92c" officeooo:paragraph-rsid="0000e92c"/>
    </style:style>
    <style:style style:name="P3" style:family="paragraph" style:parent-style-name="Standard">
      <style:text-properties officeooo:rsid="00012d1e" officeooo:paragraph-rsid="00012d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ter the dust has settled and the village has been pillaged you stand with a group of prisoners.</text:p>
      <text:p text:style-name="P1">“SIRE! We have captured the hero that crushed our castle and slayed you, we are ready to punish him for his crimes against the Goblin race and the forces of evil!”</text:p>
      <text:p text:style-name="P1">Rufus says.</text:p>
      <text:p text:style-name="P1"/>
      <text:p text:style-name="P1">“HANG HIM, HANG HIM!” the goblin army shouts. </text:p>
      <text:p text:style-name="P1">[HANGMAN GAME BEGINS]</text:p>
      <text:p text:style-name="P1"/>
      <text:p text:style-name="P3">Once the hero has been hung you and the goblins celebrate a successful raid, congratulations you have completed the game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0-24T13:51:46.677000000</dc:date>
    <meta:editing-duration>PT4M54S</meta:editing-duration>
    <meta:editing-cycles>2</meta:editing-cycles>
    <meta:document-statistic meta:table-count="0" meta:image-count="0" meta:object-count="0" meta:page-count="1" meta:paragraph-count="6" meta:word-count="82" meta:character-count="459" meta:non-whitespace-character-count="382"/>
  </office:meta>
</office:document-meta>
</file>